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91C816CEF379FAAA.png" manifest:media-type="image/png"/>
  <manifest:file-entry manifest:full-path="Pictures/100002010000032000000258D9667CAFAEF6CDC7.png" manifest:media-type="image/png"/>
  <manifest:file-entry manifest:full-path="Pictures/100002010000032000000258F3D2EADDAF5DFEA0.png" manifest:media-type="image/png"/>
  <manifest:file-entry manifest:full-path="Pictures/100002010000032000000258E0DFEDA51F6240FA.png" manifest:media-type="image/png"/>
  <manifest:file-entry manifest:full-path="Pictures/100002010000032000000258600E0960ED49CB92.png" manifest:media-type="image/png"/>
  <manifest:file-entry manifest:full-path="Pictures/10000201000003200000025864A205FC665A34B0.png" manifest:media-type="image/png"/>
  <manifest:file-entry manifest:full-path="Pictures/10000201000003200000025855F5272D0F43AC23.png" manifest:media-type="image/png"/>
  <manifest:file-entry manifest:full-path="Pictures/100002010000032000000258B965C27079A1E574.png" manifest:media-type="image/png"/>
  <manifest:file-entry manifest:full-path="Pictures/100002010000032000000258BFDB01602DB02ED9.png" manifest:media-type="image/png"/>
  <manifest:file-entry manifest:full-path="Pictures/10000201000003200000025882415012F22CE0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664cm" svg:x="2.397cm" svg:y="1cm">
          <draw:image xlink:href="Pictures/10000201000003200000025864A205FC665A34B0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6.715cm">
          <draw:image xlink:href="Pictures/100002010000032000000258BFDB01602DB02ED9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12.43cm">
          <draw:image xlink:href="Pictures/10000201000003200000025855F5272D0F43AC23.png" xlink:type="simple" xlink:show="embed" xlink:actuate="onLoad">
            <text:p/>
          </draw:image>
        </draw:frame>
        <draw:frame draw:style-name="gr1" draw:text-style-name="P1" draw:layer="layout" svg:width="7.62cm" svg:height="5.69cm" svg:x="2.524cm" svg:y="18.145cm">
          <draw:image xlink:href="Pictures/10000201000003200000025882415012F22CE09E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12.43cm">
          <draw:image xlink:href="Pictures/100002010000032000000258600E0960ED49CB92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23.86cm">
          <draw:image xlink:href="Pictures/100002010000032000000258F3D2EADDAF5DFEA0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23.86cm">
          <draw:image xlink:href="Pictures/100002010000032000000258E0DFEDA51F6240FA.png" xlink:type="simple" xlink:show="embed" xlink:actuate="onLoad">
            <text:p/>
          </draw:image>
        </draw:frame>
        <draw:frame draw:style-name="gr2" draw:text-style-name="P2" draw:layer="layout" svg:width="4.445cm" svg:height="1.524cm" svg:x="2.779cm" svg:y="0.746cm">
          <draw:text-box>
            <text:p><text:span text:style-name="T1">A: 1 -2 -2 -1</text:span></text:p>
          </draw:text-box>
        </draw:frame>
        <draw:frame draw:style-name="gr2" draw:text-style-name="P2" draw:layer="layout" svg:width="4.445cm" svg:height="1.524cm" svg:x="2.778cm" svg:y="23.619cm">
          <draw:text-box>
            <text:p><text:span text:style-name="T1">E: 5 -2 -8 -3</text:span></text:p>
          </draw:text-box>
        </draw:frame>
        <draw:frame draw:style-name="gr2" draw:text-style-name="P2" draw:layer="layout" svg:width="4.445cm" svg:height="1.524cm" svg:x="2.778cm" svg:y="17.891cm">
          <draw:text-box>
            <text:p><text:span text:style-name="T1">D: 5 -1 -8 -4</text:span></text:p>
          </draw:text-box>
        </draw:frame>
        <draw:frame draw:style-name="gr2" draw:text-style-name="P2" draw:layer="layout" svg:width="4.445cm" svg:height="1.524cm" svg:x="2.778cm" svg:y="12.176cm">
          <draw:text-box>
            <text:p><text:span text:style-name="T1">C. 3 -2 -4 -4 </text:span></text:p>
          </draw:text-box>
        </draw:frame>
        <draw:frame draw:style-name="gr2" draw:text-style-name="P2" draw:layer="layout" svg:width="4.445cm" svg:height="1.524cm" svg:x="2.778cm" svg:y="6.461cm">
          <draw:text-box>
            <text:p><text:span text:style-name="T1">B: 2 -2 -5 -4</text:span></text:p>
          </draw:text-box>
        </draw:frame>
        <draw:frame draw:style-name="gr3" draw:text-style-name="P3" draw:layer="layout" svg:width="7.62cm" svg:height="5.69cm" svg:x="10.779cm" svg:y="1cm">
          <draw:image xlink:href="Pictures/100002010000032000000258D9667CAFAEF6CDC7.png" xlink:type="simple" xlink:show="embed" xlink:actuate="onLoad">
            <text:p/>
          </draw:image>
        </draw:frame>
        <draw:frame draw:style-name="gr3" draw:text-style-name="P3" draw:layer="layout" svg:width="7.62cm" svg:height="5.69cm" svg:x="10.779cm" svg:y="6.715cm">
          <draw:image xlink:href="Pictures/10000201000003200000025891C816CEF379FAAA.png" xlink:type="simple" xlink:show="embed" xlink:actuate="onLoad">
            <text:p/>
          </draw:image>
        </draw:frame>
        <draw:frame draw:style-name="gr3" draw:text-style-name="P3" draw:layer="layout" svg:width="7.62cm" svg:height="5.69cm" svg:x="10.779cm" svg:y="18.145cm">
          <draw:image xlink:href="Pictures/100002010000032000000258B965C27079A1E5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5T13:43:27.231898277</meta:creation-date>
    <dc:date>2016-09-07T11:42:13.816545753</dc:date>
    <meta:editing-duration>PT17M33S</meta:editing-duration>
    <meta:editing-cycles>4</meta:editing-cycles>
    <meta:generator>LibreOffice/5.1.4.2$Linux_X86_64 LibreOffice_project/10m0$Build-2</meta:generator>
    <meta:document-statistic meta:object-count="15"/>
  </office:meta>
</office:document-meta>
</file>